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 text:start-value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 fo:language="pl" fo:country="PL"/>
    </style:style>
    <style:style style:name="TableColumn3" style:family="table-column">
      <style:table-column-properties style:column-width="6.043in" style:use-optimal-column-width="false"/>
    </style:style>
    <style:style style:name="Table2" style:family="table">
      <style:table-properties style:width="6.043in" fo:margin-left="0.25in" table:align="left"/>
    </style:style>
    <style:style style:name="TableRow4" style:family="table-row">
      <style:table-row-properties style:min-row-height="0.6541in" style:use-optimal-row-height="false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Tekstpodstawowy" style:family="paragraph">
      <style:paragraph-properties fo:text-align="center" fo:margin-top="0.25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4pt" style:font-size-asian="14pt" style:font-size-complex="14pt" fo:language="pl" fo:country="PL"/>
    </style:style>
    <style:style style:name="P7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font-size="14pt" style:font-size-asian="14pt" style:font-size-complex="14pt" fo:language="pl" fo:country="PL"/>
    </style:style>
    <style:style style:name="P8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language="pl" fo:country="PL"/>
    </style:style>
    <style:style style:name="TableRow9" style:family="table-row">
      <style:table-row-properties style:min-row-height="0.3527in" style:use-optimal-row-height="false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2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3" style:parent-style-name="Tekstpodstawowy" style:family="paragraph">
      <style:paragraph-properties fo:margin-top="0.0833in" fo:margin-left="0in" fo:margin-right="0.0194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14" style:family="table-row">
      <style:table-row-properties style:min-row-height="0.7645in"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17" style:family="table-row">
      <style:table-row-properties style:min-row-height="0.7645in"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0" style:family="table-row">
      <style:table-row-properties style:min-row-height="0.7645in"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3" style:family="table-row">
      <style:table-row-properties style:min-row-height="0.7645in"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</style:style>
    <style:style style:name="T29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30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31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32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33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34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35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36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37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38" style:parent-style-name="Domyślnaczcionkaakapitu" style:family="text">
      <style:text-properties fo:font-weight="bold" style:font-weight-asian="bold" fo:language="pl" fo:country="PL"/>
    </style:style>
    <style:style style:name="TableRow39" style:family="table-row">
      <style:table-row-properties style:min-row-height="0.8375in"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42" style:parent-style-name="Domyślnaczcionkaakapitu" style:family="text">
      <style:text-properties fo:font-size="11pt" style:font-size-asian="11pt" style:font-size-complex="11pt" fo:language="pl" fo:country="PL"/>
    </style:style>
    <style:style style:name="T43" style:parent-style-name="Domyślnaczcionkaakapitu" style:family="text">
      <style:text-properties fo:font-size="11pt" style:font-size-asian="11pt" style:font-size-complex="11pt" fo:language="pl" fo:country="PL"/>
    </style:style>
    <style:style style:name="T44" style:parent-style-name="Domyślnaczcionkaakapitu" style:family="text">
      <style:text-properties fo:font-size="11pt" style:font-size-asian="11pt" style:font-size-complex="11pt" fo:language="pl" fo:country="PL"/>
    </style:style>
    <style:style style:name="T45" style:parent-style-name="Domyślnaczcionkaakapitu" style:family="text">
      <style:text-properties fo:font-size="11pt" style:font-size-asian="11pt" style:font-size-complex="11pt" fo:language="pl" fo:country="PL"/>
    </style:style>
    <style:style style:name="T46" style:parent-style-name="Domyślnaczcionkaakapitu" style:family="text">
      <style:text-properties fo:font-size="11pt" style:font-size-asian="11pt" style:font-size-complex="11pt" fo:language="pl" fo:country="PL"/>
    </style:style>
    <style:style style:name="T47" style:parent-style-name="Domyślnaczcionkaakapitu" style:family="text">
      <style:text-properties fo:language="pl" fo:country="PL"/>
    </style:style>
    <style:style style:name="TableRow48" style:family="table-row">
      <style:table-row-properties style:min-row-height="0.8375in"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5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5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5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5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5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5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5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5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5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6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6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6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TableRow63" style:family="table-row">
      <style:table-row-properties style:min-row-height="0.8375in"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6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6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6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6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7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7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7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7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7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7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7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7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TableRow78" style:family="table-row">
      <style:table-row-properties style:min-row-height="0.8375in"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8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8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8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8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8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8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8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8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8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9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9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9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9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TableRow94" style:family="table-row">
      <style:table-row-properties style:min-row-height="0.8375in"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9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9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9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TableRow110" style:family="table-row">
      <style:table-row-properties style:min-row-height="1.6409in" style:use-optimal-row-height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13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14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15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Column117" style:family="table-column">
      <style:table-column-properties style:column-width="0.6861in" style:use-optimal-column-width="false"/>
    </style:style>
    <style:style style:name="TableColumn118" style:family="table-column">
      <style:table-column-properties style:column-width="2.4479in" style:use-optimal-column-width="false"/>
    </style:style>
    <style:style style:name="TableColumn119" style:family="table-column">
      <style:table-column-properties style:column-width="2.7562in" style:use-optimal-column-width="false"/>
    </style:style>
    <style:style style:name="Table116" style:family="table">
      <style:table-properties style:width="5.8902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312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122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Cell123" style:family="table-cell">
      <style:table-cell-properties fo:border-top="0.0312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124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69in solid #000000" fo:border-left="0.0312in solid #000000" fo:border-bottom="0.0312in solid #000000" fo:border-right="0.0312in solid #000000" style:writing-mode="lr-tb" fo:padding-top="0in" fo:padding-left="0.075in" fo:padding-bottom="0in" fo:padding-right="0.075in"/>
    </style:style>
    <style:style style:name="P127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Cell128" style:family="table-cell">
      <style:table-cell-properties fo:border-top="0.0069in solid #000000" fo:border-left="0.0312in solid #000000" fo:border-bottom="0.0312in solid #000000" fo:border-right="0.0069in solid #000000" style:writing-mode="lr-tb" fo:padding-top="0in" fo:padding-left="0.075in" fo:padding-bottom="0in" fo:padding-right="0.075in"/>
    </style:style>
    <style:style style:name="P129" style:parent-style-name="Normalny" style:family="paragraph">
      <style:paragraph-properties fo:text-align="center" fo:margin-bottom="0in" fo:line-height="115%"/>
    </style:style>
    <style:style style:name="T130" style:parent-style-name="Domyślnaczcionkaakapitu" style:family="text">
      <style:text-properties style:font-name="Symbol" style:font-name-asian="Symbol" style:font-name-complex="Symbol" fo:font-weight="bold" style:font-weight-asian="bold" fo:font-size="12pt" style:font-size-asian="12pt" style:font-size-complex="12pt" fo:language="pl" fo:country="PL"/>
    </style:style>
    <style:style style:name="T131" style:parent-style-name="Domyślnaczcionkaakapitu" style:family="text"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132" style:parent-style-name="Domyślnaczcionkaakapitu" style:family="text">
      <style:text-properties style:font-name="Calibri" style:font-name-asian="Calibri" style:font-name-complex="Times New Roman" fo:font-weight="bold" style:font-weight-asian="bold" style:text-position="sub 66.6%" fo:font-size="12pt" style:font-size-asian="12pt" style:font-size-complex="12pt" fo:language="pl" fo:country="PL"/>
    </style:style>
    <style:style style:name="T133" style:parent-style-name="Domyślnaczcionkaakapitu" style:family="text"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134" style:parent-style-name="Domyślnaczcionkaakapitu" style:family="text">
      <style:text-properties style:font-name="Calibri" style:font-name-asian="Calibri" style:font-name-complex="Times New Roman" fo:font-weight="bold" style:font-weight-asian="bold" fo:font-style="italic" style:font-style-asian="italic" fo:font-size="12pt" style:font-size-asian="12pt" style:font-size-complex="12pt" fo:language="pl" fo:country="PL"/>
    </style:style>
    <style:style style:name="TableCell135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75in" fo:padding-bottom="0in" fo:padding-right="0.075in"/>
    </style:style>
    <style:style style:name="P136" style:parent-style-name="Normalny" style:family="paragraph">
      <style:paragraph-properties fo:text-align="center" fo:margin-bottom="0in" fo:line-height="115%"/>
    </style:style>
    <style:style style:name="T137" style:parent-style-name="Domyślnaczcionkaakapitu" style:family="text">
      <style:text-properties style:font-name="Symbol" style:font-name-asian="Symbol" style:font-name-complex="Symbol" fo:font-weight="bold" style:font-weight-asian="bold" fo:font-style="italic" style:font-style-asian="italic" fo:font-size="12pt" style:font-size-asian="12pt" style:font-size-complex="12pt" fo:language="pl" fo:country="PL"/>
    </style:style>
    <style:style style:name="T138" style:parent-style-name="Domyślnaczcionkaakapitu" style:family="text">
      <style:text-properties style:font-name="Calibri" style:font-name-asian="Calibri" style:font-name-complex="Times New Roman" fo:font-weight="bold" style:font-weight-asian="bold" fo:font-style="italic" style:font-style-asian="italic" fo:font-size="12pt" style:font-size-asian="12pt" style:font-size-complex="12pt" fo:language="pl" fo:country="PL"/>
    </style:style>
    <style:style style:name="T139" style:parent-style-name="Domyślnaczcionkaakapitu" style:family="text">
      <style:text-properties style:font-name="Calibri" style:font-name-asian="Calibri" style:font-name-complex="Times New Roman" fo:font-weight="bold" style:font-weight-asian="bold" fo:font-style="italic" style:font-style-asian="italic" style:text-position="super 66.6%" fo:font-size="12pt" style:font-size-asian="12pt" style:font-size-complex="12pt" fo:language="pl" fo:country="PL"/>
    </style:style>
    <style:style style:name="T140" style:parent-style-name="Domyślnaczcionkaakapitu" style:family="text">
      <style:text-properties style:font-name="Calibri" style:font-name-asian="Calibri" style:font-name-complex="Times New Roman" fo:font-weight="bold" style:font-weight-asian="bold" fo:font-style="italic" style:font-style-asian="italic" fo:font-size="12pt" style:font-size-asian="12pt" style:font-size-complex="12pt" fo:language="pl" fo:country="PL"/>
    </style:style>
    <style:style style:name="TableRow141" style:family="table-row">
      <style:table-row-properties style:min-row-height="0.2756in" style:use-optimal-row-height="false"/>
    </style:style>
    <style:style style:name="TableCell142" style:family="table-cell">
      <style:table-cell-properties fo:border-top="0.0312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143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Cell144" style:family="table-cell">
      <style:table-cell-properties fo:border-top="0.0312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145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TableCell146" style:family="table-cell">
      <style:table-cell-properties fo:border-top="0.0312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147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TableRow148" style:family="table-row">
      <style:table-row-properties style:min-row-height="0.2756in" style:use-optimal-row-height="false"/>
    </style:style>
    <style:style style:name="TableCell149" style:family="table-cell">
      <style:table-cell-properties fo:border-top="0.0069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150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Cell151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152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TableCell15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154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TableRow155" style:family="table-row">
      <style:table-row-properties style:min-row-height="0.2756in" style:use-optimal-row-height="false"/>
    </style:style>
    <style:style style:name="TableCell156" style:family="table-cell">
      <style:table-cell-properties fo:border-top="0.0069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157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Cell158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159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TableCell160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161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TableRow162" style:family="table-row">
      <style:table-row-properties style:min-row-height="0.2756in" style:use-optimal-row-height="false"/>
    </style:style>
    <style:style style:name="TableCell163" style:family="table-cell">
      <style:table-cell-properties fo:border-top="0.0069in solid #000000" fo:border-left="0.0312in solid #000000" fo:border-bottom="0.0312in solid #000000" fo:border-right="0.0312in solid #000000" style:writing-mode="lr-tb" fo:padding-top="0in" fo:padding-left="0.075in" fo:padding-bottom="0in" fo:padding-right="0.075in"/>
    </style:style>
    <style:style style:name="P164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Cell165" style:family="table-cell">
      <style:table-cell-properties fo:border-top="0.0069in solid #000000" fo:border-left="0.0312in solid #000000" fo:border-bottom="0.0312in solid #000000" fo:border-right="0.0069in solid #000000" style:writing-mode="lr-tb" fo:padding-top="0in" fo:padding-left="0.075in" fo:padding-bottom="0in" fo:padding-right="0.075in"/>
    </style:style>
    <style:style style:name="P166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TableCell167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75in" fo:padding-bottom="0in" fo:padding-right="0.075in"/>
    </style:style>
    <style:style style:name="P168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P16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170" style:family="table-row">
      <style:table-row-properties style:min-row-height="0.3729in" style:use-optimal-row-height="fals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73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74" style:parent-style-name="Domyślnaczcionkaakapitu" style:family="text">
      <style:text-properties style:font-name-complex="Times New Roman" fo:font-weight="bold" style:font-weight-asian="bold" fo:font-style="italic" style:font-style-asian="italic" fo:font-size="11pt" style:font-size-asian="11pt" style:font-size-complex="11pt" fo:language="pl" fo:country="PL"/>
    </style:style>
    <style:style style:name="T175" style:parent-style-name="Domyślnaczcionkaakapitu" style:family="text">
      <style:text-properties style:font-name-complex="Times New Roman" fo:font-weight="bold" style:font-weight-asian="bold" fo:font-style="italic" style:font-style-asian="italic" style:text-position="sub 63.6%" fo:font-size="11pt" style:font-size-asian="11pt" style:font-size-complex="11pt" fo:language="pl" fo:country="PL"/>
    </style:style>
    <style:style style:name="T176" style:parent-style-name="Domyślnaczcionkaakapitu" style:family="text">
      <style:text-properties style:font-name-complex="Times New Roman" fo:font-weight="bold" style:font-weight-asian="bold" fo:font-style="italic" style:font-style-asian="italic" fo:font-size="11pt" style:font-size-asian="11pt" style:font-size-complex="11pt" fo:language="pl" fo:country="PL"/>
    </style:style>
    <style:style style:name="P17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178" style:family="table-row">
      <style:table-row-properties style:min-row-height="0.3729in" style:use-optimal-row-height="false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181" style:family="table-row">
      <style:table-row-properties style:min-row-height="0.3729in" style:use-optimal-row-height="fals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184" style:family="table-row">
      <style:table-row-properties style:min-row-height="0.3729in" style:use-optimal-row-height="false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187" style:family="table-row">
      <style:table-row-properties style:min-row-height="0.3729in" style:use-optimal-row-height="false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190" style:family="table-row">
      <style:table-row-properties style:min-row-height="2.2111in" style:use-optimal-row-height="false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93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94" style:parent-style-name="Domyślnaczcionkaakapitu" style:family="text">
      <style:text-properties style:font-name-complex="Times New Roman" fo:font-weight="bold" style:font-weight-asian="bold" fo:font-style="italic" style:font-style-asian="italic" fo:font-size="11pt" style:font-size-asian="11pt" style:font-size-complex="11pt" fo:language="pl" fo:country="PL"/>
    </style:style>
    <style:style style:name="T195" style:parent-style-name="Domyślnaczcionkaakapitu" style:family="text">
      <style:text-properties style:font-name-complex="Times New Roman" fo:font-weight="bold" style:font-weight-asian="bold" fo:font-style="italic" style:font-style-asian="italic" style:text-position="sub 63.6%" fo:font-size="11pt" style:font-size-asian="11pt" style:font-size-complex="11pt" fo:language="pl" fo:country="PL"/>
    </style:style>
    <style:style style:name="T196" style:parent-style-name="Domyślnaczcionkaakapitu" style:family="text">
      <style:text-properties style:font-name-complex="Times New Roman" fo:font-weight="bold" style:font-weight-asian="bold" fo:font-style="italic" style:font-style-asian="italic" fo:font-size="11pt" style:font-size-asian="11pt" style:font-size-complex="11pt" fo:language="pl" fo:country="PL"/>
    </style:style>
    <style:style style:name="TableColumn198" style:family="table-column">
      <style:table-column-properties style:column-width="0.6861in" style:use-optimal-column-width="false"/>
    </style:style>
    <style:style style:name="TableColumn199" style:family="table-column">
      <style:table-column-properties style:column-width="5.2041in" style:use-optimal-column-width="false"/>
    </style:style>
    <style:style style:name="Table197" style:family="table">
      <style:table-properties style:width="5.8902in" fo:margin-left="0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0.0312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202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Cell203" style:family="table-cell">
      <style:table-cell-properties fo:border-top="0.0312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204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069in solid #000000" fo:border-left="0.0312in solid #000000" fo:border-bottom="0.0312in solid #000000" fo:border-right="0.0312in solid #000000" style:writing-mode="lr-tb" fo:padding-top="0in" fo:padding-left="0.075in" fo:padding-bottom="0in" fo:padding-right="0.075in"/>
    </style:style>
    <style:style style:name="P207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Cell208" style:family="table-cell">
      <style:table-cell-properties fo:border-top="0.0069in solid #000000" fo:border-left="0.0312in solid #000000" fo:border-bottom="0.0312in solid #000000" fo:border-right="0.0312in solid #000000" style:writing-mode="lr-tb" fo:padding-top="0in" fo:padding-left="0.075in" fo:padding-bottom="0in" fo:padding-right="0.075in"/>
    </style:style>
    <style:style style:name="P209" style:parent-style-name="Normalny" style:family="paragraph">
      <style:paragraph-properties fo:text-align="center" fo:margin-bottom="0in" fo:line-height="115%"/>
    </style:style>
    <style:style style:name="T210" style:parent-style-name="Domyślnaczcionkaakapitu" style:family="text">
      <style:text-properties style:font-name="Calibri" style:font-name-asian="Calibri" style:font-name-complex="Times New Roman" fo:font-weight="bold" style:font-weight-asian="bold" fo:font-style="italic" style:font-style-asian="italic" fo:font-size="12pt" style:font-size-asian="12pt" style:font-size-complex="12pt" fo:language="pl" fo:country="PL"/>
    </style:style>
    <style:style style:name="T211" style:parent-style-name="Domyślnaczcionkaakapitu" style:family="text">
      <style:text-properties style:font-name="Calibri" style:font-name-asian="Calibri" style:font-name-complex="Times New Roman" fo:font-weight="bold" style:font-weight-asian="bold" fo:font-style="italic" style:font-style-asian="italic" style:text-position="sub 66.6%" fo:font-size="12pt" style:font-size-asian="12pt" style:font-size-complex="12pt" fo:language="pl" fo:country="PL"/>
    </style:style>
    <style:style style:name="T212" style:parent-style-name="Domyślnaczcionkaakapitu" style:family="text">
      <style:text-properties style:font-name="Calibri" style:font-name-asian="Calibri" style:font-name-complex="Times New Roman" fo:font-weight="bold" style:font-weight-asian="bold" fo:font-style="italic" style:font-style-asian="italic" fo:font-size="12pt" style:font-size-asian="12pt" style:font-size-complex="12pt" fo:language="pl" fo:country="PL"/>
    </style:style>
    <style:style style:name="TableRow213" style:family="table-row">
      <style:table-row-properties style:min-row-height="0.2756in" style:use-optimal-row-height="false"/>
    </style:style>
    <style:style style:name="TableCell214" style:family="table-cell">
      <style:table-cell-properties fo:border-top="0.0312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215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Cell216" style:family="table-cell">
      <style:table-cell-properties fo:border-top="0.0312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217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TableRow218" style:family="table-row">
      <style:table-row-properties style:min-row-height="0.2756in" style:use-optimal-row-height="false"/>
    </style:style>
    <style:style style:name="TableCell219" style:family="table-cell">
      <style:table-cell-properties fo:border-top="0.0069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220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Cell221" style:family="table-cell">
      <style:table-cell-properties fo:border-top="0.0069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222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TableRow223" style:family="table-row">
      <style:table-row-properties style:min-row-height="0.2756in" style:use-optimal-row-height="false"/>
    </style:style>
    <style:style style:name="TableCell224" style:family="table-cell">
      <style:table-cell-properties fo:border-top="0.0069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225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Cell226" style:family="table-cell">
      <style:table-cell-properties fo:border-top="0.0069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227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TableRow228" style:family="table-row">
      <style:table-row-properties style:min-row-height="0.2756in" style:use-optimal-row-height="false"/>
    </style:style>
    <style:style style:name="TableCell229" style:family="table-cell">
      <style:table-cell-properties fo:border-top="0.0069in solid #000000" fo:border-left="0.0312in solid #000000" fo:border-bottom="0.0312in solid #000000" fo:border-right="0.0312in solid #000000" style:writing-mode="lr-tb" fo:padding-top="0in" fo:padding-left="0.075in" fo:padding-bottom="0in" fo:padding-right="0.075in"/>
    </style:style>
    <style:style style:name="P230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Cell231" style:family="table-cell">
      <style:table-cell-properties fo:border-top="0.0069in solid #000000" fo:border-left="0.0312in solid #000000" fo:border-bottom="0.0312in solid #000000" fo:border-right="0.0312in solid #000000" style:writing-mode="lr-tb" fo:padding-top="0in" fo:padding-left="0.075in" fo:padding-bottom="0in" fo:padding-right="0.075in"/>
    </style:style>
    <style:style style:name="P232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P23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</style:style>
    <style:style style:name="T237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238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239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240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241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242" style:parent-style-name="Domyślnaczcionkaakapitu" style:family="text">
      <style:text-properties fo:font-weight="bold" style:font-weight-asian="bold" fo:language="pl" fo:country="PL"/>
    </style:style>
    <style:style style:name="TableRow243" style:family="table-row">
      <style:table-row-properties style:min-row-height="0.6118in" style:use-optimal-row-height="false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Tekstpodstawowy" style:family="paragraph">
      <style:paragraph-properties fo:margin-left="0in" fo:margin-right="0.0194in" fo:text-indent="0in">
        <style:tab-stops/>
      </style:paragraph-properties>
    </style:style>
    <style:style style:name="T246" style:parent-style-name="Domyślnaczcionkaakapitu" style:family="text">
      <style:text-properties fo:font-size="11pt" style:font-size-asian="11pt" style:font-size-complex="11pt" fo:language="pl" fo:country="PL"/>
    </style:style>
    <style:style style:name="T247" style:parent-style-name="Domyślnaczcionkaakapitu" style:family="text">
      <style:text-properties fo:language="pl" fo:country="PL"/>
    </style:style>
    <style:style style:name="TableRow248" style:family="table-row">
      <style:table-row-properties style:min-row-height="0.0486in" style:use-optimal-row-height="false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5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5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5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5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5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5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5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5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59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TableRow260" style:family="table-row">
      <style:table-row-properties style:min-row-height="0.8388in" style:use-optimal-row-height="false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6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6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6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6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6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6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6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7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7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7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7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74" style:parent-style-name="Tekstpodstawowy" style:family="paragraph">
      <style:paragraph-properties fo:margin-top="0.0833in" fo:margin-left="0in" fo:margin-right="0.0194in" fo:text-indent="-0.0347in">
        <style:tab-stops/>
      </style:paragraph-properties>
      <style:text-properties fo:language="pl" fo:country="PL"/>
    </style:style>
    <style:style style:name="TableRow275" style:family="table-row">
      <style:table-row-properties style:min-row-height="3.2062in" style:use-optimal-row-height="false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7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7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8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8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8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8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8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8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8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8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8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8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9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TableRow291" style:family="table-row">
      <style:table-row-properties style:min-row-height="3.2875in" style:use-optimal-row-height="false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94" style:parent-style-name="Normalny" style:family="paragraph">
      <style:text-properties fo:language="pl" fo:country="PL"/>
    </style:style>
    <style:style style:name="P295" style:parent-style-name="Normalny" style:family="paragraph">
      <style:text-properties style:font-name="Times New Roman" style:font-name-complex="Times New Roman" fo:font-weight="bold" style:font-weight-asian="bold" style:font-weight-complex="bold" fo:language="pl" fo:country="PL"/>
    </style:style>
    <style:style style:name="TableColumn297" style:family="table-column">
      <style:table-column-properties style:column-width="6.4819in"/>
    </style:style>
    <style:style style:name="Table296" style:family="table">
      <style:table-properties style:width="6.4819in" fo:margin-left="0in" table:align="left"/>
    </style:style>
    <style:style style:name="TableRow298" style:family="table-row">
      <style:table-row-properties style:min-row-height="2.2437in" fo:keep-together="always"/>
    </style:style>
    <style:style style:name="TableCell299" style:family="table-cell">
      <style:table-cell-properties fo:border="0.0104in solid #000000" style:writing-mode="lr-tb" fo:padding-top="0in" fo:padding-left="0.0486in" fo:padding-bottom="0in" fo:padding-right="0.0486in"/>
    </style:style>
    <style:style style:name="P30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TableColumn302" style:family="table-column">
      <style:table-column-properties style:column-width="0.6861in"/>
    </style:style>
    <style:style style:name="TableColumn303" style:family="table-column">
      <style:table-column-properties style:column-width="2.9402in"/>
    </style:style>
    <style:style style:name="TableColumn304" style:family="table-column">
      <style:table-column-properties style:column-width="2.5597in"/>
    </style:style>
    <style:style style:name="Table301" style:family="table">
      <style:table-properties style:width="6.1861in" fo:margin-left="0in" table:align="left"/>
    </style:style>
    <style:style style:name="TableRow305" style:family="table-row">
      <style:table-row-properties/>
    </style:style>
    <style:style style:name="TableCell306" style:family="table-cell">
      <style:table-cell-properties fo:border-top="0.0312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307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Cell308" style:family="table-cell">
      <style:table-cell-properties fo:border-top="0.0312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309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Row310" style:family="table-row">
      <style:table-row-properties/>
    </style:style>
    <style:style style:name="TableCell311" style:family="table-cell">
      <style:table-cell-properties fo:border-top="0.0069in solid #000000" fo:border-left="0.0312in solid #000000" fo:border-bottom="0.0312in solid #000000" fo:border-right="0.0312in solid #000000" style:writing-mode="lr-tb" fo:padding-top="0in" fo:padding-left="0.075in" fo:padding-bottom="0in" fo:padding-right="0.075in"/>
    </style:style>
    <style:style style:name="P312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Cell313" style:family="table-cell">
      <style:table-cell-properties fo:border-top="0.0069in solid #000000" fo:border-left="0.0312in solid #000000" fo:border-bottom="0.0312in solid #000000" fo:border-right="0.0069in solid #000000" style:writing-mode="lr-tb" fo:padding-top="0in" fo:padding-left="0.075in" fo:padding-bottom="0in" fo:padding-right="0.075in"/>
    </style:style>
    <style:style style:name="P314" style:parent-style-name="Normalny" style:family="paragraph">
      <style:paragraph-properties fo:text-align="center" fo:margin-bottom="0in" fo:line-height="115%"/>
    </style:style>
    <style:style style:name="T315" style:parent-style-name="Domyślnaczcionkaakapitu" style:family="text">
      <style:text-properties style:font-name="Calibri" style:font-name-asian="Calibri" style:font-name-complex="Times New Roman" fo:font-weight="bold" style:font-weight-asian="bold" fo:font-style="italic" style:font-style-asian="italic" fo:font-size="12pt" style:font-size-asian="12pt" style:font-size-complex="12pt" fo:language="pl" fo:country="PL"/>
    </style:style>
    <style:style style:name="T316" style:parent-style-name="Domyślnaczcionkaakapitu" style:family="text">
      <style:text-properties style:font-name="Calibri" style:font-name-asian="Calibri" style:font-name-complex="Times New Roman" fo:font-weight="bold" style:font-weight-asian="bold" fo:font-style="italic" style:font-style-asian="italic" style:text-position="sub 66.6%" fo:font-size="12pt" style:font-size-asian="12pt" style:font-size-complex="12pt" fo:language="pl" fo:country="PL"/>
    </style:style>
    <style:style style:name="T317" style:parent-style-name="Domyślnaczcionkaakapitu" style:family="text">
      <style:text-properties style:font-name="Calibri" style:font-name-asian="Calibri" style:font-name-complex="Times New Roman" fo:font-weight="bold" style:font-weight-asian="bold" fo:font-style="italic" style:font-style-asian="italic" fo:font-size="12pt" style:font-size-asian="12pt" style:font-size-complex="12pt" fo:language="pl" fo:country="PL"/>
    </style:style>
    <style:style style:name="TableCell318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75in" fo:padding-bottom="0in" fo:padding-right="0.075in"/>
    </style:style>
    <style:style style:name="P319" style:parent-style-name="Normalny" style:family="paragraph">
      <style:paragraph-properties fo:text-align="center" fo:margin-bottom="0in" fo:line-height="115%"/>
    </style:style>
    <style:style style:name="T320" style:parent-style-name="Domyślnaczcionkaakapitu" style:family="text">
      <style:text-properties style:font-name="Symbol" style:font-name-asian="Symbol" style:font-name-complex="Symbol" fo:font-weight="bold" style:font-weight-asian="bold" fo:font-style="italic" style:font-style-asian="italic" fo:font-size="12pt" style:font-size-asian="12pt" style:font-size-complex="12pt" fo:language="pl" fo:country="PL"/>
    </style:style>
    <style:style style:name="T321" style:parent-style-name="Domyślnaczcionkaakapitu" style:family="text">
      <style:text-properties style:font-name="Calibri" style:font-name-asian="Calibri" style:font-name-complex="Times New Roman" fo:font-weight="bold" style:font-weight-asian="bold" fo:font-style="italic" style:font-style-asian="italic" fo:font-size="12pt" style:font-size-asian="12pt" style:font-size-complex="12pt" fo:language="pl" fo:country="PL"/>
    </style:style>
    <style:style style:name="T322" style:parent-style-name="Domyślnaczcionkaakapitu" style:family="text">
      <style:text-properties style:font-name="Calibri" style:font-name-asian="Calibri" style:font-name-complex="Times New Roman" fo:font-weight="bold" style:font-weight-asian="bold" fo:font-style="italic" style:font-style-asian="italic" style:text-position="super 66.6%" fo:font-size="12pt" style:font-size-asian="12pt" style:font-size-complex="12pt" fo:language="pl" fo:country="PL"/>
    </style:style>
    <style:style style:name="T323" style:parent-style-name="Domyślnaczcionkaakapitu" style:family="text">
      <style:text-properties style:font-name="Calibri" style:font-name-asian="Calibri" style:font-name-complex="Times New Roman" fo:font-weight="bold" style:font-weight-asian="bold" fo:font-style="italic" style:font-style-asian="italic" fo:font-size="12pt" style:font-size-asian="12pt" style:font-size-complex="12pt" fo:language="pl" fo:country="PL"/>
    </style:style>
    <style:style style:name="TableRow324" style:family="table-row">
      <style:table-row-properties style:min-row-height="0.2756in"/>
    </style:style>
    <style:style style:name="TableCell325" style:family="table-cell">
      <style:table-cell-properties fo:border-top="0.0312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326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Cell327" style:family="table-cell">
      <style:table-cell-properties fo:border-top="0.0312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328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TableCell329" style:family="table-cell">
      <style:table-cell-properties fo:border-top="0.0312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330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TableRow331" style:family="table-row">
      <style:table-row-properties style:min-row-height="0.2756in"/>
    </style:style>
    <style:style style:name="TableCell332" style:family="table-cell">
      <style:table-cell-properties fo:border-top="0.0069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333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Cell334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335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TableCell336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337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TableRow338" style:family="table-row">
      <style:table-row-properties style:min-row-height="0.2756in"/>
    </style:style>
    <style:style style:name="TableCell339" style:family="table-cell">
      <style:table-cell-properties fo:border-top="0.0069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340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Cell341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342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TableCell34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344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TableRow345" style:family="table-row">
      <style:table-row-properties style:min-row-height="0.2756in"/>
    </style:style>
    <style:style style:name="TableCell346" style:family="table-cell">
      <style:table-cell-properties fo:border-top="0.0069in solid #000000" fo:border-left="0.0312in solid #000000" fo:border-bottom="0.0312in solid #000000" fo:border-right="0.0312in solid #000000" style:writing-mode="lr-tb" fo:padding-top="0in" fo:padding-left="0.075in" fo:padding-bottom="0in" fo:padding-right="0.075in"/>
    </style:style>
    <style:style style:name="P347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weight="bold" style:font-weight-asian="bold" fo:font-size="12pt" style:font-size-asian="12pt" style:font-size-complex="12pt" fo:language="pl" fo:country="PL"/>
    </style:style>
    <style:style style:name="TableCell348" style:family="table-cell">
      <style:table-cell-properties fo:border-top="0.0069in solid #000000" fo:border-left="0.0312in solid #000000" fo:border-bottom="0.0312in solid #000000" fo:border-right="0.0069in solid #000000" style:writing-mode="lr-tb" fo:padding-top="0in" fo:padding-left="0.075in" fo:padding-bottom="0in" fo:padding-right="0.075in"/>
    </style:style>
    <style:style style:name="P349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TableCell350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75in" fo:padding-bottom="0in" fo:padding-right="0.075in"/>
    </style:style>
    <style:style style:name="P351" style:parent-style-name="Normalny" style:family="paragraph">
      <style:paragraph-properties fo:text-align="center" fo:margin-bottom="0in" fo:line-height="115%"/>
      <style:text-properties style:font-name="Calibri" style:font-name-asian="Calibri" style:font-name-complex="Times New Roman" fo:font-size="12pt" style:font-size-asian="12pt" style:font-size-complex="12pt" fo:language="pl" fo:country="PL"/>
    </style:style>
    <style:style style:name="P35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Row353" style:family="table-row">
      <style:table-row-properties style:min-row-height="0.2965in" fo:keep-together="always"/>
    </style:style>
    <style:style style:name="TableCell354" style:family="table-cell">
      <style:table-cell-properties fo:border="0.0104in solid #000000" style:writing-mode="lr-tb" fo:padding-top="0in" fo:padding-left="0.0486in" fo:padding-bottom="0in" fo:padding-right="0.0486in"/>
    </style:style>
    <style:style style:name="P355" style:parent-style-name="Akapitzlistą" style:list-style-name="LFO2" style:family="paragraph">
      <style:paragraph-properties fo:text-align="justify" fo:line-height="115%"/>
    </style:style>
    <style:style style:name="T356" style:parent-style-name="Domyślnaczcionkaakapitu" style:family="text">
      <style:text-properties fo:font-weight="bold" style:font-weight-asian="bold" fo:font-size="12pt" style:font-size-asian="12pt" style:font-size-complex="12pt" fo:language="pl" fo:country="PL"/>
    </style:style>
    <style:style style:name="T357" style:parent-style-name="Domyślnaczcionkaakapitu" style:family="text">
      <style:text-properties style:font-name="Symbol" style:font-name-asian="Symbol" style:font-name-complex="Symbol" fo:font-style="italic" style:font-style-asian="italic" fo:language="pl" fo:country="PL"/>
    </style:style>
    <style:style style:name="T358" style:parent-style-name="Domyślnaczcionkaakapitu" style:family="text">
      <style:text-properties fo:font-weight="bold" style:font-weight-asian="bold" fo:font-size="12pt" style:font-size-asian="12pt" style:font-size-complex="12pt" fo:language="pl" fo:country="PL"/>
    </style:style>
    <style:style style:name="T359" style:parent-style-name="Domyślnaczcionkaakapitu" style:family="text">
      <style:text-properties fo:font-weight="bold" style:font-weight-asian="bold" fo:font-size="12pt" style:font-size-asian="12pt" style:font-size-complex="12pt" fo:language="pl" fo:country="PL"/>
    </style:style>
    <style:style style:name="P36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Row361" style:family="table-row">
      <style:table-row-properties fo:keep-together="always"/>
    </style:style>
    <style:style style:name="TableCell362" style:family="table-cell">
      <style:table-cell-properties fo:border="0.0104in solid #000000" style:writing-mode="lr-tb" fo:padding-top="0in" fo:padding-left="0.0486in" fo:padding-bottom="0in" fo:padding-right="0.0486in"/>
    </style:style>
    <style:style style:name="P363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64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65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66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67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68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69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70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7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Row372" style:family="table-row">
      <style:table-row-properties style:min-row-height="2.1979in" fo:keep-together="always"/>
    </style:style>
    <style:style style:name="TableCell373" style:family="table-cell">
      <style:table-cell-properties fo:border="0.0104in solid #000000" style:writing-mode="lr-tb" fo:padding-top="0in" fo:padding-left="0.0486in" fo:padding-bottom="0in" fo:padding-right="0.0486in"/>
    </style:style>
    <style:style style:name="P37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37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7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7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7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7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8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8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8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8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8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8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8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8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8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8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9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9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9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9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9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9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9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9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39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TableRow399" style:family="table-row">
      <style:table-row-properties style:min-row-height="2.1979in" fo:keep-together="always"/>
    </style:style>
    <style:style style:name="TableCell400" style:family="table-cell">
      <style:table-cell-properties fo:border="0.0104in solid #000000" style:writing-mode="lr-tb" fo:padding-top="0in" fo:padding-left="0.0486in" fo:padding-bottom="0in" fo:padding-right="0.0486in"/>
    </style:style>
    <style:style style:name="P40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TableRow402" style:family="table-row">
      <style:table-row-properties fo:keep-together="always"/>
    </style:style>
    <style:style style:name="TableCell403" style:family="table-cell">
      <style:table-cell-properties fo:border="0.0104in solid #000000" style:writing-mode="lr-tb" fo:padding-top="0in" fo:padding-left="0.0486in" fo:padding-bottom="0in" fo:padding-right="0.0486in"/>
    </style:style>
    <style:style style:name="P40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0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40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40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P40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language="pl" fo:country="PL" style:language-asian="pl" style:country-asian="PL"/>
    </style:style>
    <style:style style:name="TableRow409" style:family="table-row">
      <style:table-row-properties fo:keep-together="always"/>
    </style:style>
    <style:style style:name="TableCell410" style:family="table-cell">
      <style:table-cell-properties fo:border="0.0104in solid #000000" style:writing-mode="lr-tb" fo:padding-top="0in" fo:padding-left="0.0486in" fo:padding-bottom="0in" fo:padding-right="0.0486in"/>
    </style:style>
    <style:style style:name="P41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1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1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1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1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1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1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1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1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2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2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2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2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2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2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2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2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2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2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3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3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language="pl" fo:country="PL" style:language-asian="pl" style:country-asian="PL"/>
    </style:style>
    <style:style style:name="P432" style:parent-style-name="Normalny" style:family="paragraph">
      <style:text-properties fo:language="pl" fo:country="PL"/>
    </style:style>
  </office:automatic-styles>
  <office:body>
    <office:text text:use-soft-page-breaks="true">
      <text:p text:style-name="P1">Laboratorium 1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NAZWISKO Imię</text:p>
            <text:p text:style-name="P7">Nr indeksu</text:p>
            <text:p text:style-name="P8"/>
          </table:table-cell>
        </table:table-row>
        <table:table-row table:style-name="TableRow9">
          <table:table-cell table:style-name="TableCell10">
            <text:p text:style-name="P11"><text:span text:style-name="T12">Wygenerowane na UPEL transmitancje (Ćwiczenie nr 1.3 - wyznaczanie zapasów stabilności)</text:span></text:p>
            <text:p text:style-name="P13"/>
          </table:table-cell>
        </table:table-row>
        <table:table-row table:style-name="TableRow14">
          <table:table-cell table:style-name="TableCell15">
            <text:p text:style-name="P16">1.</text:p>
          </table:table-cell>
        </table:table-row>
        <table:table-row table:style-name="TableRow17">
          <table:table-cell table:style-name="TableCell18">
            <text:p text:style-name="P19">2.</text:p>
          </table:table-cell>
        </table:table-row>
        <table:table-row table:style-name="TableRow20">
          <table:table-cell table:style-name="TableCell21">
            <text:p text:style-name="P22">3.</text:p>
          </table:table-cell>
        </table:table-row>
        <table:table-row table:style-name="TableRow23">
          <table:table-cell table:style-name="TableCell24">
            <text:p text:style-name="P25">4.</text:p>
          </table:table-cell>
        </table:table-row>
        <table:table-row table:style-name="TableRow26">
          <table:table-cell table:style-name="TableCell27">
            <text:p text:style-name="P28"><text:span text:style-name="T29">Wyznaczanie zapasów wzmocnienia i fazy dla wygenerowanych transmitancji z charakterystyk logarytmicznych : amplitudowej i fazowej</text:span><text:span text:style-name="T30"><text:s/></text:span><text:span text:style-name="T31">(</text:span><text:span text:style-name="T32">rys.</text:span><text:span text:style-name="T33">1</text:span><text:span text:style-name="T34">.1</text:span><text:span text:style-name="T35">a lub b</text:span><text:span text:style-name="T36">)</text:span><text:span text:style-name="T37">. Na w</text:span><text:span text:style-name="T38">szystkich wykonanych charakterystykach mają być widoczne i podpisane odpowiednim symbolem punkty, które posłużyły do wyznaczania zapasów.</text:span></text:p>
          </table:table-cell>
        </table:table-row>
        <table:table-row table:style-name="TableRow39">
          <table:table-cell table:style-name="TableCell40">
            <text:p text:style-name="P41"><text:span text:style-name="T42">Zrzut okna</text:span><text:span text:style-name="T43"><text:s/>z Matlaba z charakterystykami amplitudową i fazową dla kolejnych transmitancji z zaznaczonymi punktami</text:span><text:span text:style-name="T44"><text:s/></text:span><text:span text:style-name="T45">umożliwiającymi wyznaczenie zapasów wzmocnienia i fazy</text:span><text:span text:style-name="T46"><text:s/>(bez użycia funkcji margin)</text:span><text:span text:style-name="T47">:</text:span></text:p>
          </table:table-cell>
        </table:table-row>
        <table:table-row table:style-name="TableRow48">
          <table:table-cell table:style-name="TableCell49">
            <text:p text:style-name="P50">1.</text:p>
            <text:p text:style-name="P51"/>
            <text:p text:style-name="P52"/>
            <text:p text:style-name="P53"/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  <text:p text:style-name="P61"/>
            <text:p text:style-name="P62"/>
          </table:table-cell>
        </table:table-row>
        <text:soft-page-break/>
        <table:table-row table:style-name="TableRow63">
          <table:table-cell table:style-name="TableCell64">
            <text:p text:style-name="P65">2.</text:p>
            <text:p text:style-name="P66"/>
            <text:p text:style-name="P67"/>
            <text:p text:style-name="P68"/>
            <text:p text:style-name="P69"/>
            <text:p text:style-name="P70"/>
            <text:p text:style-name="P71"/>
            <text:p text:style-name="P72"/>
            <text:p text:style-name="P73"/>
            <text:p text:style-name="P74"/>
            <text:p text:style-name="P75"/>
            <text:p text:style-name="P76"/>
            <text:p text:style-name="P77"/>
          </table:table-cell>
        </table:table-row>
        <table:table-row table:style-name="TableRow78">
          <table:table-cell table:style-name="TableCell79">
            <text:p text:style-name="P80">3.</text:p>
            <text:p text:style-name="P81"/>
            <text:p text:style-name="P82"/>
            <text:p text:style-name="P83"/>
            <text:p text:style-name="P84"/>
            <text:p text:style-name="P85"/>
            <text:p text:style-name="P86"/>
            <text:p text:style-name="P87"/>
            <text:p text:style-name="P88"/>
            <text:p text:style-name="P89"/>
            <text:p text:style-name="P90"/>
            <text:p text:style-name="P91"/>
            <text:p text:style-name="P92"/>
            <text:p text:style-name="P93"/>
          </table:table-cell>
        </table:table-row>
        <table:table-row table:style-name="TableRow94">
          <table:table-cell table:style-name="TableCell95">
            <text:p text:style-name="P96">4.</text:p>
            <text:p text:style-name="P97"/>
            <text:p text:style-name="P98"/>
            <text:p text:style-name="P99"/>
            <text:p text:style-name="P100"/>
            <text:p text:style-name="P101"/>
            <text:p text:style-name="P102"/>
            <text:p text:style-name="P103"/>
            <text:p text:style-name="P104"/>
            <text:p text:style-name="P105"/>
            <text:p text:style-name="P106"/>
            <text:p text:style-name="P107"/>
            <text:p text:style-name="P108"/>
            <text:p text:style-name="P109"/>
          </table:table-cell>
        </table:table-row>
        <text:soft-page-break/>
        <table:table-row table:style-name="TableRow110">
          <table:table-cell table:style-name="TableCell111">
            <text:p text:style-name="P112"><text:span text:style-name="T113">Tabela z wynikami (zapasy odczytane</text:span><text:span text:style-name="T114"><text:s/>z</text:span><text:span text:style-name="T115"><text:s/>charakterystyk logarytmicznych):</text:span></text:p>
            <table:table table:style-name="Table116">
              <table:table-columns>
                <table:table-column table:style-name="TableColumn117"/>
                <table:table-column table:style-name="TableColumn118"/>
                <table:table-column table:style-name="TableColumn119"/>
              </table:table-columns>
              <table:table-row table:style-name="TableRow120">
                <table:table-cell table:style-name="TableCell121">
                  <text:p text:style-name="P122"/>
                </table:table-cell>
                <table:table-cell table:style-name="TableCell123" table:number-columns-spanned="2">
                  <text:p text:style-name="P124">Charakterystyki logarytmiczne</text:p>
                </table:table-cell>
                <table:covered-table-cell/>
              </table:table-row>
              <table:table-row table:style-name="TableRow125">
                <table:table-cell table:style-name="TableCell126">
                  <text:p text:style-name="P127">K</text:p>
                </table:table-cell>
                <table:table-cell table:style-name="TableCell128">
                  <text:p text:style-name="P129"><text:span text:style-name="T130"></text:span><text:span text:style-name="T131">L</text:span><text:span text:style-name="T132">m</text:span><text:span text:style-name="T133">-<text:s/></text:span><text:span text:style-name="T134">zapas wzmocnienia [ dB]</text:span></text:p>
                </table:table-cell>
                <table:table-cell table:style-name="TableCell135">
                  <text:p text:style-name="P136"><text:span text:style-name="T137"></text:span><text:span text:style-name="T138"><text:s/>-zapas fazy[</text:span><text:span text:style-name="T139">o</text:span><text:span text:style-name="T140">]</text:span></text:p>
                </table:table-cell>
              </table:table-row>
              <table:table-row table:style-name="TableRow141">
                <table:table-cell table:style-name="TableCell142">
                  <text:p text:style-name="P143">0,5</text:p>
                </table:table-cell>
                <table:table-cell table:style-name="TableCell144">
                  <text:p text:style-name="P145"/>
                </table:table-cell>
                <table:table-cell table:style-name="TableCell146">
                  <text:p text:style-name="P147"/>
                </table:table-cell>
              </table:table-row>
              <table:table-row table:style-name="TableRow148">
                <table:table-cell table:style-name="TableCell149">
                  <text:p text:style-name="P150">1</text:p>
                </table:table-cell>
                <table:table-cell table:style-name="TableCell151">
                  <text:p text:style-name="P152"/>
                </table:table-cell>
                <table:table-cell table:style-name="TableCell153">
                  <text:p text:style-name="P154"/>
                </table:table-cell>
              </table:table-row>
              <table:table-row table:style-name="TableRow155">
                <table:table-cell table:style-name="TableCell156">
                  <text:p text:style-name="P157">1,5</text:p>
                </table:table-cell>
                <table:table-cell table:style-name="TableCell158">
                  <text:p text:style-name="P159"/>
                </table:table-cell>
                <table:table-cell table:style-name="TableCell160">
                  <text:p text:style-name="P161"/>
                </table:table-cell>
              </table:table-row>
              <table:table-row table:style-name="TableRow162">
                <table:table-cell table:style-name="TableCell163">
                  <text:p text:style-name="P164">2</text:p>
                </table:table-cell>
                <table:table-cell table:style-name="TableCell165">
                  <text:p text:style-name="P166"/>
                </table:table-cell>
                <table:table-cell table:style-name="TableCell167">
                  <text:p text:style-name="P168"/>
                </table:table-cell>
              </table:table-row>
            </table:table>
            <text:p text:style-name="P169"/>
          </table:table-cell>
        </table:table-row>
        <table:table-row table:style-name="TableRow170">
          <table:table-cell table:style-name="TableCell171">
            <text:p text:style-name="P172"><text:span text:style-name="T173">Obliczenie bezwymiarowego zapasu wzmocnienia<text:s/></text:span><text:span text:style-name="T174">K</text:span><text:span text:style-name="T175">d</text:span><text:span text:style-name="T176">:</text:span></text:p>
            <text:p text:style-name="P177"/>
          </table:table-cell>
        </table:table-row>
        <table:table-row table:style-name="TableRow178">
          <table:table-cell table:style-name="TableCell179">
            <text:p text:style-name="P180">1.</text:p>
          </table:table-cell>
        </table:table-row>
        <table:table-row table:style-name="TableRow181">
          <table:table-cell table:style-name="TableCell182">
            <text:p text:style-name="P183">2.</text:p>
          </table:table-cell>
        </table:table-row>
        <table:table-row table:style-name="TableRow184">
          <table:table-cell table:style-name="TableCell185">
            <text:p text:style-name="P186">3.</text:p>
          </table:table-cell>
        </table:table-row>
        <table:table-row table:style-name="TableRow187">
          <table:table-cell table:style-name="TableCell188">
            <text:p text:style-name="P189">4.</text:p>
          </table:table-cell>
        </table:table-row>
        <table:table-row table:style-name="TableRow190">
          <table:table-cell table:style-name="TableCell191">
            <text:p text:style-name="P192"><text:span text:style-name="T193">Do tabeli należy wpisać obliczone wartości<text:s/></text:span><text:span text:style-name="T194">K</text:span><text:span text:style-name="T195">d</text:span><text:span text:style-name="T196">:</text:span></text:p>
            <table:table table:style-name="Table197">
              <table:table-columns>
                <table:table-column table:style-name="TableColumn198"/>
                <table:table-column table:style-name="TableColumn199"/>
              </table:table-columns>
              <table:table-row table:style-name="TableRow200">
                <table:table-cell table:style-name="TableCell201">
                  <text:p text:style-name="P202"/>
                </table:table-cell>
                <table:table-cell table:style-name="TableCell203">
                  <text:p text:style-name="P204">Charakterystyki logarytmiczne</text:p>
                </table:table-cell>
              </table:table-row>
              <table:table-row table:style-name="TableRow205">
                <table:table-cell table:style-name="TableCell206">
                  <text:p text:style-name="P207">K</text:p>
                </table:table-cell>
                <table:table-cell table:style-name="TableCell208">
                  <text:p text:style-name="P209"><text:span text:style-name="T210">K</text:span><text:span text:style-name="T211">d</text:span><text:span text:style-name="T212"><text:s/>-bezwymiarowy zapas wzmocnienia</text:span></text:p>
                </table:table-cell>
              </table:table-row>
              <table:table-row table:style-name="TableRow213">
                <table:table-cell table:style-name="TableCell214">
                  <text:p text:style-name="P215">0,5</text:p>
                </table:table-cell>
                <table:table-cell table:style-name="TableCell216">
                  <text:p text:style-name="P217"/>
                </table:table-cell>
              </table:table-row>
              <table:table-row table:style-name="TableRow218">
                <table:table-cell table:style-name="TableCell219">
                  <text:p text:style-name="P220">1</text:p>
                </table:table-cell>
                <table:table-cell table:style-name="TableCell221">
                  <text:p text:style-name="P222"/>
                </table:table-cell>
              </table:table-row>
              <table:table-row table:style-name="TableRow223">
                <table:table-cell table:style-name="TableCell224">
                  <text:p text:style-name="P225">1,5</text:p>
                </table:table-cell>
                <table:table-cell table:style-name="TableCell226">
                  <text:p text:style-name="P227"/>
                </table:table-cell>
              </table:table-row>
              <table:table-row table:style-name="TableRow228">
                <table:table-cell table:style-name="TableCell229">
                  <text:p text:style-name="P230">2</text:p>
                </table:table-cell>
                <table:table-cell table:style-name="TableCell231">
                  <text:p text:style-name="P232"/>
                </table:table-cell>
              </table:table-row>
            </table:table>
            <text:p text:style-name="P233"/>
          </table:table-cell>
        </table:table-row>
        <table:table-row table:style-name="TableRow234">
          <table:table-cell table:style-name="TableCell235">
            <text:p text:style-name="P236"><text:span text:style-name="T237">Wyznaczanie zapasów wzmocnienia i fazy dla wygenerowanych transmitancji z charakterystyk amplitudowo-fazowych (</text:span><text:span text:style-name="T238">rys.</text:span><text:span text:style-name="T239">1.2</text:span><text:span text:style-name="T240">a lub b</text:span><text:span text:style-name="T241">). Na w</text:span><text:span text:style-name="T242">szystkich wykonanych charakterystykach mają być widoczne i podpisane odpowiednim symbolem punkty, które posłużyły do wyznaczania zapasów.</text:span></text:p>
          </table:table-cell>
        </table:table-row>
        <table:table-row table:style-name="TableRow243">
          <table:table-cell table:style-name="TableCell244">
            <text:p text:style-name="P245"><text:span text:style-name="T246">Zrzut okna z Matlaba z charakterystykami amplitudowo-fazowymi dla kolejnych transmitancji z zaznaczonymi punktami umożliwiającymi wyznaczenie zapasów wzmocnienia i fazy (bez użycia funkcji margin)</text:span><text:span text:style-name="T247"><text:s/>oraz wzorami, które wykorzystano do obliczeń</text:span></text:p>
          </table:table-cell>
        </table:table-row>
        <table:table-row table:style-name="TableRow248">
          <table:table-cell table:style-name="TableCell249">
            <text:p text:style-name="P250">1.</text:p>
            <text:p text:style-name="P251"/>
            <text:p text:style-name="P252"/>
            <text:p text:style-name="P253"/>
            <text:p text:style-name="P254"/>
            <text:p text:style-name="P255"/>
            <text:p text:style-name="P256"/>
            <text:p text:style-name="P257"/>
            <text:p text:style-name="P258"/>
            <text:p text:style-name="P259"/>
          </table:table-cell>
        </table:table-row>
        <text:soft-page-break/>
        <table:table-row table:style-name="TableRow260">
          <table:table-cell table:style-name="TableCell261">
            <text:p text:style-name="P262">2.</text:p>
            <text:p text:style-name="P263"/>
            <text:p text:style-name="P264"/>
            <text:p text:style-name="P265"/>
            <text:p text:style-name="P266"/>
            <text:p text:style-name="P267"/>
            <text:p text:style-name="P268"/>
            <text:p text:style-name="P269"/>
            <text:p text:style-name="P270"/>
            <text:p text:style-name="P271"/>
            <text:p text:style-name="P272"/>
            <text:p text:style-name="P273"/>
            <text:p text:style-name="P274"/>
          </table:table-cell>
        </table:table-row>
        <table:table-row table:style-name="TableRow275">
          <table:table-cell table:style-name="TableCell276">
            <text:p text:style-name="P277">3.</text:p>
            <text:p text:style-name="P278"/>
            <text:p text:style-name="P279"/>
            <text:p text:style-name="P280"/>
            <text:p text:style-name="P281"/>
            <text:p text:style-name="P282"/>
            <text:p text:style-name="P283"/>
            <text:p text:style-name="P284"/>
            <text:p text:style-name="P285"/>
            <text:p text:style-name="P286"/>
            <text:p text:style-name="P287"/>
            <text:p text:style-name="P288"/>
            <text:p text:style-name="P289"/>
            <text:p text:style-name="P290"/>
          </table:table-cell>
        </table:table-row>
        <table:table-row table:style-name="TableRow291">
          <table:table-cell table:style-name="TableCell292">
            <text:p text:style-name="P293">4.</text:p>
          </table:table-cell>
        </table:table-row>
      </table:table>
      <text:p text:style-name="P294"/>
      <text:p text:style-name="P295"/>
      <table:table table:style-name="Table296">
        <table:table-columns>
          <table:table-column table:style-name="TableColumn297"/>
        </table:table-columns>
        <table:table-row table:style-name="TableRow298">
          <table:table-cell table:style-name="TableCell299">
            <text:p text:style-name="P300">Do tabeli należy wpisać wyznaczone z charakterystyk amplitudowo-fazowych zapasy wzmocnienia i fazy:</text:p>
            <table:table table:style-name="Table301">
              <table:table-columns>
                <table:table-column table:style-name="TableColumn302"/>
                <table:table-column table:style-name="TableColumn303"/>
                <table:table-column table:style-name="TableColumn304"/>
              </table:table-columns>
              <table:table-row table:style-name="TableRow305">
                <table:table-cell table:style-name="TableCell306">
                  <text:p text:style-name="P307"/>
                </table:table-cell>
                <table:table-cell table:style-name="TableCell308" table:number-columns-spanned="2">
                  <text:p text:style-name="P309">Ch-tyka Nyquista</text:p>
                </table:table-cell>
                <table:covered-table-cell/>
              </table:table-row>
              <table:table-row table:style-name="TableRow310">
                <table:table-cell table:style-name="TableCell311">
                  <text:p text:style-name="P312">K</text:p>
                </table:table-cell>
                <table:table-cell table:style-name="TableCell313">
                  <text:p text:style-name="P314"><text:span text:style-name="T315">K</text:span><text:span text:style-name="T316">d</text:span><text:span text:style-name="T317"><text:s/>– bezwymiarowy zapas wzmocnienia</text:span></text:p>
                </table:table-cell>
                <table:table-cell table:style-name="TableCell318">
                  <text:p text:style-name="P319"><text:span text:style-name="T320"></text:span><text:span text:style-name="T321"><text:s/>- zapas fazy[</text:span><text:span text:style-name="T322">o</text:span><text:span text:style-name="T323">]</text:span></text:p>
                </table:table-cell>
              </table:table-row>
              <table:table-row table:style-name="TableRow324">
                <table:table-cell table:style-name="TableCell325">
                  <text:p text:style-name="P326">0,5</text:p>
                </table:table-cell>
                <table:table-cell table:style-name="TableCell327">
                  <text:p text:style-name="P328"/>
                </table:table-cell>
                <table:table-cell table:style-name="TableCell329">
                  <text:p text:style-name="P330"/>
                </table:table-cell>
              </table:table-row>
              <table:table-row table:style-name="TableRow331">
                <table:table-cell table:style-name="TableCell332">
                  <text:p text:style-name="P333">1</text:p>
                </table:table-cell>
                <table:table-cell table:style-name="TableCell334">
                  <text:p text:style-name="P335"/>
                </table:table-cell>
                <table:table-cell table:style-name="TableCell336">
                  <text:p text:style-name="P337"/>
                </table:table-cell>
              </table:table-row>
              <table:table-row table:style-name="TableRow338">
                <table:table-cell table:style-name="TableCell339">
                  <text:p text:style-name="P340">1,5</text:p>
                </table:table-cell>
                <table:table-cell table:style-name="TableCell341">
                  <text:p text:style-name="P342"/>
                </table:table-cell>
                <table:table-cell table:style-name="TableCell343">
                  <text:p text:style-name="P344"/>
                </table:table-cell>
              </table:table-row>
              <table:table-row table:style-name="TableRow345">
                <table:table-cell table:style-name="TableCell346">
                  <text:p text:style-name="P347">2</text:p>
                </table:table-cell>
                <table:table-cell table:style-name="TableCell348">
                  <text:p text:style-name="P349"/>
                </table:table-cell>
                <table:table-cell table:style-name="TableCell350">
                  <text:p text:style-name="P351"/>
                </table:table-cell>
              </table:table-row>
            </table:table>
            <text:p text:style-name="P352"/>
          </table:table-cell>
        </table:table-row>
        <table:table-row table:style-name="TableRow353">
          <table:table-cell table:style-name="TableCell354">
            <text:list text:style-name="LFO2" text:continue-numbering="true">
              <text:list-item>
                <text:list>
                  <text:list-item>
                    <text:p text:style-name="P355"><text:span text:style-name="T356">Wyznaczenie wzmocnienia układu dla zadanego zapasu fazy<text:s/></text:span><text:span text:style-name="T357"></text:span><text:span text:style-name="T358"><text:s/></text:span><text:span text:style-name="T359">:</text:span></text:p>
                  </text:list-item>
                </text:list>
              </text:list-item>
            </text:list>
            <text:p text:style-name="P360"/>
          </table:table-cell>
        </table:table-row>
        <table:table-row table:style-name="TableRow361">
          <table:table-cell table:style-name="TableCell362">
            <text:p text:style-name="P363">Wygenerowana na UPEL transmitancja obiektu<text:s/>oraz zapas fazy, jaki należy<text:s/>uzyskać w układzie regulacji<text:s/>(Ćwiczenie nr 1.4 - Zaprojektuj układ regulacji o zadanym zapasie fazy):</text:p>
            <text:p text:style-name="P364"/>
            <text:p text:style-name="P365"/>
            <text:p text:style-name="P366"/>
            <text:p text:style-name="P367"/>
            <text:p text:style-name="P368"/>
            <text:p text:style-name="P369"/>
            <text:p text:style-name="P370"/>
            <text:p text:style-name="P371"/>
          </table:table-cell>
        </table:table-row>
        <table:table-row table:style-name="TableRow372">
          <table:table-cell table:style-name="TableCell373">
            <text:p text:style-name="P374">Kod funkcji w Matlabie wyznaczającej szukane wzmocnienie K:</text:p>
            <text:p text:style-name="P375"/>
            <text:p text:style-name="P376"/>
            <text:p text:style-name="P377"/>
            <text:p text:style-name="P378"/>
            <text:p text:style-name="P379"/>
            <text:p text:style-name="P380"/>
            <text:p text:style-name="P381"/>
            <text:p text:style-name="P382"/>
            <text:p text:style-name="P383"/>
            <text:p text:style-name="P384"/>
            <text:p text:style-name="P385"/>
            <text:p text:style-name="P386"/>
            <text:p text:style-name="P387"/>
            <text:p text:style-name="P388"/>
            <text:p text:style-name="P389"/>
            <text:p text:style-name="P390"/>
            <text:p text:style-name="P391"/>
            <text:p text:style-name="P392"/>
            <text:p text:style-name="P393"/>
            <text:p text:style-name="P394"/>
            <text:p text:style-name="P395"/>
            <text:p text:style-name="P396"/>
            <text:p text:style-name="P397"/>
            <text:p text:style-name="P398"/>
          </table:table-cell>
        </table:table-row>
        <text:soft-page-break/>
        <table:table-row table:style-name="TableRow399">
          <table:table-cell table:style-name="TableCell400">
            <text:p text:style-name="P401">Zamieścić zrzut okna Matlaba z komendami, które uruchamiają napisaną funkcję wyznaczającą szukane wzmocnienie układu o wygenerowanym na UPEL zapasie fazy (i uzyskanym wynikiem):</text:p>
          </table:table-cell>
        </table:table-row>
        <table:table-row table:style-name="TableRow402">
          <table:table-cell table:style-name="TableCell403">
            <text:p text:style-name="P404">Wyznaczone przez funkcję wzmocnienie K, które należy wprowadzić do układu, żeby uzyskać zadany zapas fazy:</text:p>
            <text:p text:style-name="P405"/>
            <text:p text:style-name="P406">K =</text:p>
            <text:p text:style-name="P407"/>
            <text:p text:style-name="P408"/>
          </table:table-cell>
        </table:table-row>
        <table:table-row table:style-name="TableRow409">
          <table:table-cell table:style-name="TableCell410">
            <text:p text:style-name="P411">W celu sprawdzenie poprawności wyznaczonego wzmocnienia K należy wyznaczyć zapas fazy po wprowadzeniu do układu regulacji wyznaczonego wzmocnienia<text:s/>(wyznaczone wzmocnienie dołączyć szeregowo do obiektu).<text:s/>Można wykorzystać funkcję<text:s/>margin.</text:p>
            <text:p text:style-name="P412"/>
            <text:p text:style-name="P413"/>
            <text:p text:style-name="P414"/>
            <text:p text:style-name="P415"/>
            <text:p text:style-name="P416"/>
            <text:p text:style-name="P417"/>
            <text:p text:style-name="P418"/>
            <text:p text:style-name="P419"/>
            <text:p text:style-name="P420"/>
            <text:p text:style-name="P421"/>
            <text:p text:style-name="P422"/>
            <text:p text:style-name="P423"/>
            <text:p text:style-name="P424"/>
            <text:p text:style-name="P425"/>
            <text:p text:style-name="P426"/>
            <text:p text:style-name="P427"/>
            <text:p text:style-name="P428"/>
            <text:p text:style-name="P429"/>
            <text:p text:style-name="P430"/>
            <text:p text:style-name="P431"/>
          </table:table-cell>
        </table:table-row>
      </table:table>
      <text:p text:style-name="P4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paragraph-properties fo:widows="0" fo:orphans="0" fo:margin-bottom="0in" fo:line-height="100%" fo:margin-left="0.4027in" fo:text-indent="-0.2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TekstpodstawowyZnak" style:display-name="Tekst podstawowy Znak" style:family="text" style:parent-style-name="Domyślnaczcionkaakapitu">
      <style:text-properties style:font-name="Times New Roman" style:font-name-asian="Times New Roman" fo:font-size="12pt" style:font-size-asian="12pt" style:font-size-complex="12pt"/>
    </style:style>
    <style:style style:name="Akapitzlistą" style:display-name="Akapit z listą" style:family="paragraph" style:parent-style-name="Normalny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fo:font-size="10pt" style:font-size-asian="10pt" style:font-size-complex="10pt" style:language-asian="pl" style:country-asian="PL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 text:start-value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weł Martynowicz</meta:initial-creator>
    <dc:creator>Iwona</dc:creator>
    <meta:creation-date>2023-03-06T13:06:00Z</meta:creation-date>
    <dc:date>2023-03-06T13:06:00Z</dc:date>
    <meta:template xlink:href="Normal" xlink:type="simple"/>
    <meta:editing-cycles>2</meta:editing-cycles>
    <meta:editing-duration>PT0S</meta:editing-duration>
    <meta:document-statistic meta:page-count="6" meta:paragraph-count="5" meta:word-count="391" meta:character-count="2734" meta:row-count="19" meta:non-whitespace-character-count="2348"/>
  </office:meta>
</office:document-meta>
</file>